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897" officeooo:paragraph-rsid="00100897"/>
    </style:style>
    <style:style style:name="P2" style:family="paragraph" style:parent-style-name="Standard">
      <style:text-properties fo:font-size="14pt" fo:font-weight="bold" officeooo:rsid="00100897" officeooo:paragraph-rsid="00100897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L CODE –</text:span><text:span text:style-name="T1"> </text:span></text:p>
      <text:p text:style-name="P1"><text:span text:style-name="T1"><text:tab/>Personnal Code of Algorithms</text:span></text:p>
      <text:p text:style-name="P1"><text:tab/><text:tab/>Non Linear Algorithm</text:p>
      <text:p text:style-name="P1"><text:tab/><text:tab/>Linear Algorithm</text:p>
      <text:p text:style-name="P1"><text:tab/><text:tab/>Ensemble Algorithm</text:p>
      <text:p text:style-name="P1"><text:tab/><text:tab/>Deep Learning Algorithm</text:p>
      <text:p text:style-name="P1"><text:tab/><text:span text:style-name="T1">Jason Brownlee Code of Algorithms</text:span></text:p>
      <text:p text:style-name="P1"><text:tab/><text:tab/></text:p>
      <text:p text:style-name="P2">ML Knownledges -</text:p>
      <text:p text:style-name="P1"><text:tab/><text:tab/>Ebooks</text:p>
      <text:p text:style-name="P1"><text:tab/><text:tab/>ML Supervised Learning</text:p>
      <text:p text:style-name="P1"><text:tab/><text:tab/><text:tab/>Linear Algorithm Algorithms</text:p>
      <text:p text:style-name="P1"><text:tab/><text:tab/><text:tab/><text:tab/>Linear Algorithms Personal Doc</text:p>
      <text:p text:style-name="P1"><text:tab/><text:tab/><text:tab/><text:tab/>All Spreadsheets of Linear Algorithms</text:p>
      <text:p text:style-name="P1"><text:tab/><text:tab/><text:tab/>Non Linear Algorithms</text:p>
      <text:p text:style-name="P1"><text:tab/><text:tab/><text:tab/><text:tab/>Non Linear Algorithms Personal Doc</text:p>
      <text:p text:style-name="P1"><text:tab/><text:tab/><text:tab/><text:tab/>All Spreadsheets of Non Linear Algorithms</text:p>
      <text:p text:style-name="P1"><text:tab/><text:tab/><text:tab/>Ensemble Algorithms</text:p>
      <text:p text:style-name="P1"><text:tab/><text:tab/><text:tab/><text:tab/>Ensemble Algorithms Personal Doc</text:p>
      <text:p text:style-name="P1"><text:tab/><text:tab/><text:tab/><text:tab/>All Spreadsheets of Ensemble Algorithms<text:tab/><text:tab/><text:tab/><text:tab/></text:p>
      <text:p text:style-name="P1"><text:tab/><text:tab/>ML Unsupervised Learning</text:p>
      <text:p text:style-name="P1"><text:tab/><text:tab/><text:tab/></text:p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20:49:46.487199174</meta:creation-date>
    <dc:date>2018-02-06T20:58:28.289372463</dc:date>
    <meta:editing-duration>PT8M42S</meta:editing-duration>
    <meta:editing-cycles>1</meta:editing-cycles>
    <meta:document-statistic meta:table-count="0" meta:image-count="0" meta:object-count="0" meta:page-count="1" meta:paragraph-count="23" meta:word-count="68" meta:character-count="556" meta:non-whitespace-character-count="446"/>
    <meta:generator>LibreOffice/5.1.6.2$Linux_X86_64 LibreOffice_project/10m0$Build-2</meta:generator>
  </office:meta>
</office:document-meta>
</file>